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29add" officeooo:paragraph-rsid="00129add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29add" officeooo:paragraph-rsid="00142351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539e4" officeooo:paragraph-rsid="001539e4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71ce1" officeooo:paragraph-rsid="00171ce1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4a6bb" officeooo:paragraph-rsid="0014a6bb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12f"/>
    </style:style>
    <style:style style:name="T4" style:family="text">
      <style:text-properties style:text-underline-style="none" officeooo:rsid="0014212f" fo:background-color="#ffff00" loext:char-shading-value="0"/>
    </style:style>
    <style:style style:name="T5" style:family="text">
      <style:text-properties style:text-underline-style="none" officeooo:rsid="0014212f" fo:background-color="#00ffff" loext:char-shading-value="0"/>
    </style:style>
    <style:style style:name="T6" style:family="text">
      <style:text-properties officeooo:rsid="0014212f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212f" fo:background-color="#ffff00" loext:char-shading-value="0"/>
    </style:style>
    <style:style style:name="T9" style:family="text">
      <style:text-properties officeooo:rsid="00142351" fo:background-color="#ffff00" loext:char-shading-value="0"/>
    </style:style>
    <style:style style:name="T10" style:family="text">
      <style:text-properties officeooo:rsid="0014212f" fo:background-color="#00ffff" loext:char-shading-value="0"/>
    </style:style>
    <style:style style:name="T11" style:family="text">
      <style:text-properties officeooo:rsid="00171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IPv4</text:h>
      <text:p text:style-name="P2"><text:tab/><text:span text:style-name="T1">Clases</text:span><text:span text:style-name="T2"><text:tab/><text:tab/><text:tab/><text:tab/><text:tab/></text:span><text:span text:style-name="T4">red </text:span><text:span text:style-name="T3"><text:s text:c="6"/></text:span><text:span text:style-name="T5">host</text:span></text:p>
      <text:p text:style-name="P2"><text:tab/> <text:s text:c="5"/>Primeros bits</text:p>
      <text:p text:style-name="P3"><text:tab/>A <text:s text:c="6"/><text:span text:style-name="T7">0</text:span><text:span text:style-name="T8">xxxxxxx.</text:span><text:span text:style-name="T10">xxxxxxxx.xxxxxxxx.xxxxxxxx</text:span> <text:s text:c="7"/>/8 (mascara) → 255.0.0.0 (8 primeros <text:tab/><text:tab/><text:tab/><text:tab/><text:tab/><text:tab/><text:tab/> <text:s text:c="6"/>bits para definir a rede e os outros o nodo)</text:p>
      <text:p text:style-name="P2"><text:tab/><text:tab/>0-127 <text:s/><text:tab/> <text:s text:c="4"/>permite 128 redes e 2²⁴ - 2 = 16 771 216 – 2 nodos</text:p>
      <text:p text:style-name="P2"><text:tab/><text:tab/></text:p>
      <text:p text:style-name="P3"><text:tab/>B <text:s text:c="4"/><text:span text:style-name="T9">10</text:span><text:span text:style-name="T8">xxxxxx.xxxxxxxx.</text:span><text:span text:style-name="T10">xxxxxxxx.xxxxxxxx</text:span> <text:s text:c="4"/>/16 (máscara) → 255.255.0.0</text:p>
      <text:p text:style-name="P2"><text:tab/> <text:s text:c="4"/>128-191 <text:s text:c="8"/>permite 2¹⁴=16 384 redes e 2¹⁶-2=65 536 - 2 nodos</text:p>
      <text:p text:style-name="P2"/>
      <text:p text:style-name="P3"><text:tab/>C <text:s text:c="4"/><text:span text:style-name="T9">110</text:span><text:span text:style-name="T8">xxxxx.xxxxxxxx.xxxxxxxx.</text:span><text:span text:style-name="T10">xxxxxxxx</text:span><text:tab/>/24(mascara) → 255.255.255.0</text:p>
      <text:p text:style-name="P2"><text:tab/> <text:s text:c="4"/>19<text:span text:style-name="T6">2</text:span>-<text:span text:style-name="T6">223</text:span> <text:s text:c="10"/>permite 2²¹=2 097 152 redes e 2⁸-2=256 - 2 nodos</text:p>
      <text:p text:style-name="P2"/>
      <text:p text:style-name="P4">host=nodo</text:p>
      <text:p text:style-name="P2"/>
      <text:p text:style-name="P4"><text:span text:style-name="T11">U</text:span>na direccion host es valida cuando no es ni la direccion de red <text:span text:style-name="T11">ni la de broadcast ni la de enlace</text:span></text:p>
      <text:p text:style-name="P5">Por ejemplo en una clase B: <text:s text:c="8"/>255.255.x.x</text:p>
      <text:p text:style-name="P5"><text:tab/>-D. rede == 255.255.0.0 → solo señala que hay una red, por lo que no se puede conectar ahi</text:p>
      <text:p text:style-name="P5"/>
      <text:p text:style-name="P5"><text:tab/>-D broadcast == 255.255.255.255 <text:s/>→ al enviar aquí, se envia a todos los dispositivos, por lo <text:tab/><text:tab/><text:tab/><text:tab/><text:tab/><text:tab/> que no se puede conectar ningun dispositivo aquí.</text:p>
      <text:p text:style-name="P5"><text:tab/>-D. enlace == 255.255.0.1 <text:s/>→ es la que conecta con el router</text:p>
      <text:p text:style-name="P2"/>
      <text:p text:style-name="P2"/>
      <text:p text:style-name="P6">IP &lt;dir rede&gt; &lt;dir nodo&gt;</text:p>
      <text:p text:style-name="P6">Mascara <text:s text:c="2"/>(este aula) <text:s text:c="3"/>10.0.6.x/24</text:p>
      <text:p text:style-name="P6"><text:tab/><text:tab/><text:tab/> <text:s/>255.255.255.78 (la mi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2:33:33.375614124</meta:creation-date>
    <meta:generator>LibreOffice/7.3.7.2$Linux_X86_64 LibreOffice_project/30$Build-2</meta:generator>
    <dc:date>2023-01-12T10:16:08.950959216</dc:date>
    <meta:editing-duration>PT19M12S</meta:editing-duration>
    <meta:editing-cycles>3</meta:editing-cycles>
    <meta:document-statistic meta:table-count="0" meta:image-count="0" meta:object-count="0" meta:page-count="1" meta:paragraph-count="19" meta:word-count="180" meta:character-count="1097" meta:non-whitespace-character-count="816"/>
  </office:meta>
</office:document-meta>
</file>